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6" style:family="table-column">
      <style:table-column-properties fo:break-before="auto" style:column-width="298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24])" office:value-type="float" office:value="489.27" calcext:value-type="float">
            <text:p>489.27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7:.B27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9:.B33])" office:value-type="float" office:value="72.02" calcext:value-type="float">
            <text:p>72.0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35])" office:value-type="float" office:value="861.29" calcext:value-type="float">
            <text:p>861.29</text:p>
          </table:table-cell>
          <table:table-cell table:formula="of:=SUM([.C1:.C35])" office:value-type="float" office:value="861.29" calcext:value-type="float">
            <text:p>861.2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40:.B44])" office:value-type="float" office:value="-6306.64" calcext:value-type="float">
            <text:p>-6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36];[.B46])" office:value-type="float" office:value="-5445.35" calcext:value-type="float">
            <text:p>-5445.3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48];[.B52];[.B55])" office:value-type="float" office:value="-4670.35" calcext:value-type="float">
            <text:p>-4670.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23:47:02.325194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22:40:38.459519021</dc:date>
    <meta:editing-duration>PT17H51M5S</meta:editing-duration>
    <meta:editing-cycles>90</meta:editing-cycles>
    <meta:generator>LibreOffice/5.1.6.2$Linux_X86_64 LibreOffice_project/10m0$Build-2</meta:generator>
    <meta:document-statistic meta:table-count="2" meta:cell-count="309" meta:object-count="0"/>
  </office:meta>
</office:document-meta>
</file>